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3.413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3.704cm"/>
    </style:style>
    <style:style style:name="Tabe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e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ela1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E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ela1.3" style:family="table-row">
      <style:table-row-properties style:min-row-height="0.587cm"/>
    </style:style>
    <style:style style:name="Tabela1.A3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ela1.B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ela1.C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ela1.D3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ela1.E3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bold" officeooo:rsid="0016a20f" officeooo:paragraph-rsid="0016a2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8323c" officeooo:paragraph-rsid="001832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b4b27" officeooo:paragraph-rsid="001b4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28c26" officeooo:paragraph-rsid="00228c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a86f5" officeooo:paragraph-rsid="002a86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b2da4" officeooo:paragraph-rsid="002b2d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d4167" officeooo:paragraph-rsid="002d41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3a24b" officeooo:paragraph-rsid="00209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bold" officeooo:rsid="0019c2ce" officeooo:paragraph-rsid="0019c2ce" style:font-weight-asian="bold" style:font-weight-complex="bold"/>
    </style:style>
    <style:style style:name="P13" style:family="paragraph" style:parent-style-name="Text_20_body">
      <style:text-properties style:font-name="Times New Roman" officeooo:paragraph-rsid="0018323c"/>
    </style:style>
    <style:style style:name="P14" style:family="paragraph" style:parent-style-name="Text_20_body">
      <style:paragraph-properties fo:text-align="center" style:justify-single-word="false"/>
      <style:text-properties style:font-name="Times New Roman"/>
    </style:style>
    <style:style style:name="P15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officeooo:paragraph-rsid="0018323c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300bdd" officeooo:paragraph-rsid="00300b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32434d" officeooo:paragraph-rsid="00324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323c"/>
    </style:style>
    <style:style style:name="T2" style:family="text">
      <style:text-properties officeooo:rsid="0018f8cd"/>
    </style:style>
    <style:style style:name="T3" style:family="text">
      <style:text-properties officeooo:rsid="001b4b27"/>
    </style:style>
    <style:style style:name="T4" style:family="text">
      <style:text-properties officeooo:rsid="001ccdb3"/>
    </style:style>
    <style:style style:name="T5" style:family="text">
      <style:text-properties officeooo:rsid="001ebebb"/>
    </style:style>
    <style:style style:name="T6" style:family="text">
      <style:text-properties officeooo:rsid="00228c26"/>
    </style:style>
    <style:style style:name="T7" style:family="text">
      <style:text-properties officeooo:rsid="00250c85"/>
    </style:style>
    <style:style style:name="T8" style:family="text">
      <style:text-properties officeooo:rsid="0028a2b8"/>
    </style:style>
    <style:style style:name="T9" style:family="text">
      <style:text-properties officeooo:rsid="002b2da4"/>
    </style:style>
    <style:style style:name="T10" style:family="text">
      <style:text-properties officeooo:rsid="002c7175"/>
    </style:style>
    <style:style style:name="T11" style:family="text">
      <style:text-properties officeooo:rsid="00312428"/>
    </style:style>
    <style:style style:name="T12" style:family="text">
      <style:text-properties officeooo:rsid="0032434d"/>
    </style:style>
    <style:style style:name="T13" style:family="text">
      <style:text-properties officeooo:rsid="0032dc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/>– <text:span text:style-name="T1">Eduardo Augusto Ribeiro dos Santos<text:tab/><text:tab/><text:tab/><text:tab/>- </text:span><text:span text:style-name="T2">2022/Semestre1</text:span></text:p>
      <text:p text:style-name="P13"><text:s/>– <text:span text:style-name="T1">Análise e Desenvolvimento de Sistemas</text:span></text:p>
      <text:p text:style-name="P15"><text:tab/> – <text:span text:style-name="T1">Introdução a computação – Segunda-feira </text:span></text:p>
      <text:p text:style-name="P11"/>
      <text:p text:style-name="P11"/>
      <text:p text:style-name="P11"/>
      <text:p text:style-name="P12">Avanços Tecnológicos</text:p>
      <text:p text:style-name="P12">2000 – 2020</text:p>
      <text:p text:style-name="P14"/>
      <text:p text:style-name="P11"/>
      <text:p text:style-name="P11"/>
      <text:p text:style-name="P11"/>
      <table:table table:name="Tabela1" table:style-name="Tabela1" table:template-name="Box List Green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row table:style-name="TableLine2583851734416">
          <table:table-cell table:style-name="Tabela1.A1" office:value-type="string">
            <text:p text:style-name="P2">Datas</text:p>
          </table:table-cell>
          <table:table-cell table:style-name="Tabela1.B1" office:value-type="string">
            <text:p text:style-name="P2">Hardware</text:p>
          </table:table-cell>
          <table:table-cell table:style-name="Tabela1.B1" office:value-type="string">
            <text:p text:style-name="P2">Progresso Técnico</text:p>
          </table:table-cell>
          <table:table-cell table:style-name="Tabela1.B1" office:value-type="string">
            <text:p text:style-name="P2">Linguagens</text:p>
          </table:table-cell>
          <table:table-cell table:style-name="Tabela1.E1" office:value-type="string">
            <text:p text:style-name="P2">Personalidades</text:p>
          </table:table-cell>
        </table:table-row>
        <table:table-row table:style-name="TableLine2583851723536">
          <table:table-cell table:style-name="Tabela1.A2" office:value-type="string">
            <text:p text:style-name="P3">2000 – 2010</text:p>
          </table:table-cell>
          <table:table-cell table:style-name="Tabela1.B2" office:value-type="string">
            <text:p text:style-name="P5">6ª Geração (<text:span text:style-name="T6">Supercondutores em CPU, GPU, </text:span><text:span text:style-name="T5">etc.)</text:span></text:p>
          </table:table-cell>
          <table:table-cell table:style-name="Tabela1.B2" office:value-type="string">
            <text:p text:style-name="P6"><text:span text:style-name="T7">A</text:span>perfeiçoamento de <text:span text:style-name="T7">processadores, </text:span><text:span text:style-name="T8">Novas arquiteturas para processadores.</text:span></text:p>
          </table:table-cell>
          <table:table-cell table:style-name="Tabela1.B2" office:value-type="string">
            <text:p text:style-name="P10">Redes Neurais, C#, Go, PowerShell, …</text:p>
          </table:table-cell>
          <table:table-cell table:style-name="Tabela1.E2">
            <text:p text:style-name="P4"/>
          </table:table-cell>
        </table:table-row>
        <table:table-row table:style-name="Tabela1.3">
          <table:table-cell table:style-name="Tabela1.A3" office:value-type="string">
            <text:p text:style-name="P3">2010 – 2020</text:p>
          </table:table-cell>
          <table:table-cell table:style-name="Tabela1.B3" office:value-type="string">
            <text:p text:style-name="P7">Inteligência Artificial, <text:span text:style-name="T9">Conectividade</text:span></text:p>
          </table:table-cell>
          <table:table-cell table:style-name="Tabela1.C3" office:value-type="string">
            <text:p text:style-name="P8">Padronização das redes, <text:span text:style-name="T10">Integração do IA no dia a dia.</text:span></text:p>
          </table:table-cell>
          <table:table-cell table:style-name="Tabela1.D3" office:value-type="string">
            <text:p text:style-name="P9">TypeScript, Swift, WebGL, Kotlin, Hack, …</text:p>
          </table:table-cell>
          <table:table-cell table:style-name="Tabela1.E3" office:value-type="string">
            <text:p text:style-name="P16">J. McCarthy, <text:span text:style-name="T11">M. Minsky</text:span></text:p>
            <text:p text:style-name="P17">(IA)</text:p>
          </table:table-cell>
        </table:table-row>
      </table:table>
      <text:p text:style-name="P1"/>
      <text:p text:style-name="P1"/>
      <text:p text:style-name="P1">*<text:span text:style-name="T3">Embora exista uma extensa lista de avanços realizados nas últimas duas décadas em relação aos computadores, faço menção a apenas </text:span><text:span text:style-name="T13">alg</text:span><text:span text:style-name="T3">u</text:span><text:span text:style-name="T13">ns</text:span><text:span text:style-name="T3"> es</text:span><text:span text:style-name="T4">pecífico</text:span><text:span text:style-name="T13">s</text:span><text:span text:style-name="T4"> por geraçã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6:22:23.957000000</dc:date>
    <meta:editing-duration>PT1H9M41S</meta:editing-duration>
    <meta:editing-cycles>18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21" meta:word-count="98" meta:character-count="722" meta:non-whitespace-character-count="630"/>
  </office:meta>
</office:document-meta>
</file>